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atient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mission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e of Bir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lood Ty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edical Condi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ate of Admiss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Doc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Hospit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Insurance Provid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Billing Amou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oom Numb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dmission Typ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Discharge Da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edica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Test Resul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atientConcatenate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1:34:27.287008804</meta:creation-date>
    <dc:date>2023-12-20T21:58:56.932476135</dc:date>
    <meta:editing-duration>PT10H14M19S</meta:editing-duration>
    <meta:editing-cycles>2</meta:editing-cycles>
    <meta:generator>LibreOffice/7.3.7.2$Linux_X86_64 LibreOffice_project/30$Build-2</meta:generator>
    <meta:document-statistic meta:table-count="1" meta:cell-count="38" meta:object-count="0"/>
  </office:meta>
</office:document-meta>
</file>